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true" fo:min-height="0.385cm" fo:min-width="0cm" fo:wrap-option="no-wrap"/>
    </style:style>
    <style:style style:name="gr3" style:family="graphic" style:parent-style-name="standard">
      <style:graphic-properties draw:stroke="none" svg:stroke-color="#000000" draw:fill="none" draw:fill-color="#ffffff" fo:min-height="0.666cm"/>
    </style:style>
    <style:style style:name="gr4" style:family="graphic" style:parent-style-name="standard">
      <style:graphic-properties draw:marker-end="Arrow" draw:fill="solid" draw:fill-color="#ffff66" draw:textarea-horizontal-align="justify" draw:textarea-vertical-align="middle" draw:auto-grow-height="true" fo:min-height="0.978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true" fo:min-height="0.551cm" fo:min-width="0cm" fo:wrap-option="no-wrap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true" fo:min-height="0.551cm" fo:min-width="0cm" fo:wrap-option="no-wrap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true" fo:min-height="0.551cm" fo:min-width="0cm" fo:wrap-option="no-wrap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true" fo:min-height="0.551cm" fo:min-width="0cm" fo:wrap-option="no-wrap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true" fo:min-height="0.551cm" fo:min-width="0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5.215cm"/>
    </style:style>
    <style:style style:name="gr11" style:family="graphic" style:parent-style-name="standard">
      <style:graphic-properties draw:marker-end="Arrow" draw:fill="solid" draw:fill-color="#ffff66" draw:textarea-horizontal-align="justify" draw:textarea-vertical-align="middle" draw:auto-grow-height="true" fo:min-height="1.196cm" fo:min-width="0cm" fo:wrap-option="no-wrap"/>
    </style:style>
    <style:style style:name="gr12" style:family="graphic" style:parent-style-name="standard">
      <style:graphic-properties draw:marker-end="Arrow" draw:fill="solid" draw:fill-color="#ffff66" draw:textarea-horizontal-align="justify" draw:textarea-vertical-align="middle" draw:auto-grow-height="true" fo:min-height="0.878cm" fo:min-width="0cm" fo:wrap-option="no-wrap"/>
    </style:style>
    <style:style style:name="gr13" style:family="graphic" style:parent-style-name="standard">
      <style:graphic-properties draw:marker-end="Arrow" draw:fill="solid" draw:fill-color="#ffff66" draw:textarea-horizontal-align="justify" draw:textarea-vertical-align="middle" draw:auto-grow-height="true" fo:min-height="0.501cm" fo:min-width="0cm" fo:wrap-option="no-wrap"/>
    </style:style>
    <style:style style:name="gr14" style:family="graphic" style:parent-style-name="standard">
      <style:graphic-properties draw:textarea-horizontal-align="justify" draw:textarea-vertical-align="middle" draw:auto-grow-height="true" fo:min-height="0.543cm" fo:min-width="0cm" fo:wrap-option="no-wrap"/>
    </style:style>
    <style:style style:name="gr15" style:family="graphic" style:parent-style-name="standard">
      <style:graphic-properties draw:textarea-horizontal-align="justify" draw:textarea-vertical-align="middle" draw:auto-grow-height="true" fo:min-height="2.097cm" fo:min-width="0cm" fo:wrap-option="no-wrap"/>
    </style:style>
    <style:style style:name="gr16" style:family="graphic" style:parent-style-name="standard">
      <style:graphic-properties draw:textarea-horizontal-align="justify" draw:textarea-vertical-align="middle" draw:auto-grow-height="true" fo:min-height="1.444cm" fo:min-width="0cm" fo:wrap-option="no-wrap"/>
    </style:style>
    <style:style style:name="gr17" style:family="graphic" style:parent-style-name="standard">
      <style:graphic-properties draw:marker-end="Arrow" draw:textarea-horizontal-align="justify" draw:textarea-vertical-align="middle" draw:auto-grow-height="true" fo:min-height="0.649cm" fo:min-width="0cm" fo:wrap-option="no-wrap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true" fo:min-height="0.796cm" fo:min-width="0cm" fo:wrap-option="no-wrap"/>
    </style:style>
    <style:style style:name="gr19" style:family="graphic" style:parent-style-name="standard">
      <style:graphic-properties draw:fill="solid" draw:fill-color="#ffcc99" draw:textarea-horizontal-align="justify" draw:textarea-vertical-align="middle" draw:auto-grow-height="true" fo:min-height="0.796cm" fo:min-width="0cm" fo:wrap-option="no-wrap"/>
    </style:style>
    <style:style style:name="gr20" style:family="graphic" style:parent-style-name="standard">
      <style:graphic-properties draw:fill="solid" draw:fill-color="#eb613d" draw:textarea-horizontal-align="justify" draw:textarea-vertical-align="middle" draw:auto-grow-height="true" fo:min-height="0.805cm" fo:min-width="0cm" fo:wrap-option="no-wrap"/>
    </style:style>
    <style:style style:name="gr21" style:family="graphic" style:parent-style-name="standard">
      <style:graphic-properties draw:fill="solid" draw:fill-color="#eb613d" draw:textarea-horizontal-align="justify" draw:textarea-vertical-align="middle" draw:auto-grow-height="true" fo:min-height="0.606cm" fo:min-width="0cm" fo:wrap-option="no-wrap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true" fo:min-height="0.649cm" fo:min-width="0cm" fo:wrap-option="no-wrap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true" fo:min-height="0.75cm" fo:min-width="0cm" fo:wrap-option="no-wrap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true" fo:min-height="0.649cm" fo:min-width="0cm" fo:wrap-option="no-wrap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85cm"/>
    </style:style>
    <style:style style:name="gr27" style:family="graphic" style:parent-style-name="standard">
      <style:graphic-properties draw:stroke="none" svg:stroke-color="#000000" draw:fill="none" draw:fill-color="#ffffff" fo:min-height="0.216cm"/>
    </style:style>
    <style:style style:name="gr28" style:family="graphic" style:parent-style-name="standard">
      <style:graphic-properties draw:marker-start="Arrowheads_20_1"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marker-start="" draw:fill="none" draw:fill-color="#ffffff" fo:min-height="0.507cm"/>
    </style:style>
    <style:style style:name="gr30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fill="solid" draw:fill-color="#ffff66" draw:textarea-horizontal-align="justify" draw:textarea-vertical-align="middle" draw:auto-grow-height="true" fo:min-height="0.967cm" fo:min-width="0cm" fo:wrap-option="no-wrap"/>
    </style:style>
    <style:style style:name="gr32" style:family="graphic" style:parent-style-name="standard">
      <style:graphic-properties draw:textarea-horizontal-align="justify" draw:textarea-vertical-align="middle" draw:auto-grow-height="true" fo:min-height="1.11cm" fo:min-width="0cm" fo:wrap-option="no-wrap"/>
    </style:style>
    <style:style style:name="gr33" style:family="graphic" style:parent-style-name="standard">
      <style:graphic-properties draw:textarea-horizontal-align="justify" draw:textarea-vertical-align="middle" draw:auto-grow-height="true" fo:min-height="0.955cm" fo:min-width="0cm" fo:wrap-option="no-wrap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text:enable-numbering="true" fo:text-indent="0cm"/>
    </style:style>
    <style:style style:name="P3" style:family="paragraph">
      <style:paragraph-properties fo:margin-left="0cm" fo:margin-right="0cm" fo:text-align="center" fo:text-indent="0cm"/>
      <style:text-properties fo:font-size="8pt" fo:font-weight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20pt" fo:font-weight="bold"/>
    </style:style>
    <style:style style:name="P6" style:family="paragraph">
      <style:paragraph-properties fo:margin-left="0cm" fo:margin-right="0cm" fo:text-align="center" fo:text-indent="0cm"/>
      <style:text-properties fo:font-size="12pt" fo:font-weight="bold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8pt"/>
    </style:style>
    <style:style style:name="P12" style:family="paragraph">
      <style:paragraph-properties fo:text-align="center"/>
      <style:text-properties fo:font-size="8pt" fo:font-weight="bold"/>
    </style:style>
    <style:style style:name="T1" style:family="text">
      <style:text-properties fo:font-size="12pt"/>
    </style:style>
    <style:style style:name="T2" style:family="text">
      <style:text-properties fo:font-size="8pt" fo:font-weight="bold"/>
    </style:style>
    <style:style style:name="T3" style:family="text">
      <style:text-properties fo:font-size="8pt" fo:font-weight="normal"/>
    </style:style>
    <style:style style:name="T4" style:family="text">
      <style:text-properties fo:font-size="20pt" fo:font-weight="bold"/>
    </style:style>
    <style:style style:name="T5" style:family="text">
      <style:text-properties fo:font-size="10pt" fo:font-weight="normal"/>
    </style:style>
    <style:style style:name="T6" style:family="text">
      <style:text-properties fo:font-size="10pt"/>
    </style:style>
    <style:style style:name="T7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9.783cm" svg:height="2.301cm" svg:x="0.802cm" svg:y="0.98cm">
          <text:p text:style-name="P1"><text:span text:style-name="T1">Connection Type Legend</text:span></text:p>
          <text:p text:style-name="P1"><text:span text:style-name="T1"/></text:p>
          <text:p text:style-name="P1"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" draw:text-style-name="P3" draw:layer="layout" svg:width="7.038cm" svg:height="0.899cm" svg:x="7.628cm" svg:y="3.212cm">
          <text:list text:style-name="L1">
            <text:list-item>
              <text:p text:style-name="P1"><text:span text:style-name="T2">oscar_send_file()</text:span></text:p>
            </text:list-item>
          </text:list>
          <text:list text:style-name="L1">
            <text:list-item>
              <text:p text:style-name="P2"><text:span text:style-name="T3">Create GaimXfer &amp; oft_info; Set Gaim callback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.875cm" svg:height="1.055cm" svg:x="3.686cm" svg:y="0.301cm">
          <draw:text-box>
            <text:p text:style-name="P4"><text:span text:style-name="T4">Gaim OSCAR PRPL File Send Code Paths*</text:span></text:p>
          </draw:text-box>
        </draw:frame>
        <draw:custom-shape draw:style-name="gr4" draw:text-style-name="P3" draw:layer="layout" svg:width="7.329cm" svg:height="1.228cm" svg:x="3.495cm" svg:y="4.974cm">
          <text:list text:style-name="L1">
            <text:list-item>
              <text:p text:style-name="P1"><text:span text:style-name="T2">oscar_xfer_init_recv()</text:span></text:p>
            </text:list-item>
          </text:list>
          <text:list text:style-name="L1">
            <text:list-item>
              <text:p text:style-name="P2"><text:span text:style-name="T3">Start timeout for this connection</text:span></text:p>
            </text:list-item>
          </text:list>
          <text:list text:style-name="L1">
            <text:list-item>
              <text:p text:style-name="P2"><text:span text:style-name="T3">Call gaim_proxy_connec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175cm" svg:height="0.801cm" svg:x="1.278cm" svg:y="1.926cm">
          <text:p text:style-name="P1"><text:span text:style-name="T5">General / Dir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175cm" svg:height="0.801cm" svg:x="5.088cm" svg:y="1.918cm">
          <text:p text:style-name="P1"><text:span text:style-name="T5">Redir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175cm" svg:height="0.801cm" svg:x="8.898cm" svg:y="1.926cm">
          <text:p text:style-name="P1"><text:span text:style-name="T5">Proxy Stag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175cm" svg:height="0.801cm" svg:x="12.708cm" svg:y="1.918cm">
          <text:p text:style-name="P1"><text:span text:style-name="T5">Proxy Stag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175cm" svg:height="0.801cm" svg:x="16.518cm" svg:y="1.918cm">
          <text:p text:style-name="P1"><text:span text:style-name="T5">Proxy Stag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5.953cm" svg:height="1.807cm" svg:x="0.643cm" svg:y="25.516cm">
          <draw:text-box>
            <text:p text:style-name="P7"><text:span text:style-name="T6">*Expected codepaths only; error codepaths not shown. Also, ignored incoming packets omitted for clarity.</text:span></text:p>
          </draw:text-box>
        </draw:frame>
        <draw:custom-shape draw:style-name="gr11" draw:text-style-name="P3" draw:layer="layout" svg:width="7.329cm" svg:height="1.535cm" svg:x="3.495cm" svg:y="6.321cm">
          <text:list text:style-name="L1">
            <text:list-item>
              <text:p text:style-name="P1"><text:span text:style-name="T2">oscar_xfer_proxylogin()</text:span></text:p>
            </text:list-item>
          </text:list>
          <text:list text:style-name="L1">
            <text:list-item>
              <text:p text:style-name="P2"><text:span text:style-name="T3">Set file descriptor for the connection</text:span></text:p>
            </text:list-item>
          </text:list>
          <text:list text:style-name="L1">
            <text:list-item>
              <text:p text:style-name="P2"><text:span text:style-name="T3">Send INIT SEND to proxy</text:span></text:p>
            </text:list-item>
          </text:list>
          <text:list text:style-name="L1">
            <text:list-item>
              <text:p text:style-name="P2"><text:span text:style-name="T3">Register oscar_xfer_proxylogin_cb as watch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7.329cm" svg:height="1.128cm" svg:x="3.495cm" svg:y="8.006cm">
          <text:list text:style-name="L1">
            <text:list-item>
              <text:p text:style-name="P1"><text:span text:style-name="T2">oscar_xfer_proxylogin_cb()</text:span></text:p>
            </text:list-item>
          </text:list>
          <text:list text:style-name="L1">
            <text:list-item>
              <text:p text:style-name="P2"><text:span text:style-name="T3">Read packet via aim_rv_proxy_read, then dispatch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7.329cm" svg:height="0.899cm" svg:x="3.495cm" svg:y="9.285cm">
          <text:list text:style-name="L1">
            <text:list-item>
              <text:p text:style-name="P1"><text:span text:style-name="T2">oscar_xfer_proxylogin_ack()</text:span></text:p>
            </text:list-item>
          </text:list>
          <text:list text:style-name="L1">
            <text:list-item>
              <text:p text:style-name="P2"><text:span text:style-name="T3">Store the IP and port from this proxy AC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6.35cm" svg:height="1.217cm" svg:x="7.654cm" svg:y="10.594cm">
          <text:list text:style-name="L1">
            <text:list-item>
              <text:p text:style-name="P1"><text:span text:style-name="T2">oscar_send_file_request()</text:span></text:p>
            </text:list-item>
          </text:list>
          <text:list text:style-name="L1">
            <text:list-item>
              <text:p text:style-name="P2"><text:span text:style-name="T3">Add oscar_callback as watcher</text:span></text:p>
            </text:list-item>
          </text:list>
          <text:list text:style-name="L1">
            <text:list-item>
              <text:p text:style-name="P2"><text:span text:style-name="T3">Send REQUEST on channel 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6.35cm" svg:height="2.489cm" svg:x="7.649cm" svg:y="19.556cm">
          <text:list text:style-name="L1">
            <text:list-item>
              <text:p text:style-name="P1"><text:span text:style-name="T2">oscar_sendfile_estblsh()</text:span></text:p>
            </text:list-item>
          </text:list>
          <text:list text:style-name="L1">
            <text:list-item>
              <text:p text:style-name="P2"><text:span text:style-name="T3">Mark connection as success in oft_info</text:span></text:p>
            </text:list-item>
          </text:list>
          <text:list text:style-name="L1">
            <text:list-item>
              <text:p text:style-name="P2"><text:span text:style-name="T3">Remove watcher from listener connection (if any)</text:span></text:p>
            </text:list-item>
          </text:list>
          <text:list text:style-name="L1">
            <text:list-item>
              <text:p text:style-name="P2"><text:span text:style-name="T3">Kill listener connection (if any)</text:span></text:p>
            </text:list-item>
          </text:list>
          <text:list text:style-name="L1">
            <text:list-item>
              <text:p text:style-name="P2"><text:span text:style-name="T3">Register oscar_callback as watcher</text:span></text:p>
            </text:list-item>
          </text:list>
          <text:list text:style-name="L1">
            <text:list-item>
              <text:p text:style-name="P2"><text:span text:style-name="T3">Send file transfer head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35cm" svg:height="1.853cm" svg:x="7.665cm" svg:y="22.225cm">
          <text:list text:style-name="L1">
            <text:list-item>
              <text:p text:style-name="P1"><text:span text:style-name="T2">oscar_sendfile_ack()</text:span></text:p>
            </text:list-item>
          </text:list>
          <text:list text:style-name="L1">
            <text:list-item>
              <text:p text:style-name="P2"><text:span text:style-name="T3">Find xfer using cookie from the OFT header we just received</text:span></text:p>
            </text:list-item>
          </text:list>
          <text:list text:style-name="L1">
            <text:list-item>
              <text:p text:style-name="P2"><text:span text:style-name="T3">Remove oscar_callback as watcher</text:span></text:p>
            </text:list-item>
          </text:list>
          <text:list text:style-name="L1">
            <text:list-item>
              <text:p text:style-name="P2"><text:span text:style-name="T3">Call gaim_xfer_start to receiving raw 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35cm" svg:height="1.217cm" svg:x="11.438cm" svg:y="4.914cm">
          <text:list text:style-name="L1">
            <text:list-item>
              <text:p text:style-name="P1"><text:span text:style-name="T2">oscar_xfer_init_send()</text:span></text:p>
            </text:list-item>
          </text:list>
          <text:list text:style-name="L1">
            <text:list-item>
              <text:p text:style-name="P2"><text:span text:style-name="T3">Open listener on a port in the range <text:s/>5190-5199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08cm" svg:height="1.853cm" svg:x="8.263cm" svg:y="12.853cm">
          <text:list text:style-name="L1">
            <text:list-item>
              <text:p text:style-name="P1"><text:span text:style-name="T2">oscar_incomingim_ch2()</text:span></text:p>
            </text:list-item>
          </text:list>
          <text:list text:style-name="L1">
            <text:list-item>
              <text:p text:style-name="P2"><text:span text:style-name="T3">If packet had reqnum of 0x0002...</text:span></text:p>
            </text:list-item>
          </text:list>
          <text:list text:style-name="L1">
            <text:list-item>
              <text:p text:style-name="P2"><text:span text:style-name="T3">Clear old data from oft_info</text:span></text:p>
            </text:list-item>
          </text:list>
          <text:list text:style-name="L1">
            <text:list-item>
              <text:p text:style-name="P2"><text:span text:style-name="T3">Create proxy_info</text:span></text:p>
            </text:list-item>
          </text:list>
          <text:list text:style-name="L1">
            <text:list-item>
              <text:p text:style-name="P2"><text:span text:style-name="T3">Set new <text:s/>xfer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5.717cm" svg:height="1.853cm" svg:x="1.304cm" svg:y="12.922cm">
          <text:list text:style-name="L1">
            <text:list-item>
              <text:p text:style-name="P1"><text:span text:style-name="T2">oscar_incomingim_ch2()</text:span></text:p>
            </text:list-item>
          </text:list>
          <text:list text:style-name="L1">
            <text:list-item>
              <text:p text:style-name="P2"><text:span text:style-name="T3">If packet had reqnum of 0x0002...</text:span></text:p>
            </text:list-item>
          </text:list>
          <text:list text:style-name="L1">
            <text:list-item>
              <text:p text:style-name="P2"><text:span text:style-name="T3">Read proxy IP &amp; port into oft_info and proxy_info</text:span></text:p>
            </text:list-item>
          </text:list>
          <text:list text:style-name="L1">
            <text:list-item>
              <text:p text:style-name="P2"><text:span text:style-name="T3">Stop listen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.715cm" svg:height="1.853cm" svg:x="14.559cm" svg:y="12.922cm">
          <text:list text:style-name="L1">
            <text:list-item>
              <text:p text:style-name="P1"><text:span text:style-name="T2">oscar_incomingim_ch2()</text:span></text:p>
            </text:list-item>
          </text:list>
          <text:list text:style-name="L1">
            <text:list-item>
              <text:p text:style-name="P2"><text:span text:style-name="T3">If packet had reqnum of 0x0002...</text:span></text:p>
            </text:list-item>
          </text:list>
          <text:list text:style-name="L1">
            <text:list-item>
              <text:p text:style-name="P2"><text:span text:style-name="T3">Clear old data from oft_info</text:span></text:p>
            </text:list-item>
          </text:list>
          <text:list text:style-name="L1">
            <text:list-item>
              <text:p text:style-name="P2"><text:span text:style-name="T3">Create proxy_info</text:span></text:p>
            </text:list-item>
          </text:list>
          <text:list text:style-name="L1">
            <text:list-item>
              <text:p text:style-name="P2"><text:span text:style-name="T3">Set proxy hostname &amp; port in xf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715cm" svg:height="1.217cm" svg:x="14.559cm" svg:y="14.906cm">
          <text:list text:style-name="L1">
            <text:list-item>
              <text:p text:style-name="P1"><text:span text:style-name="T2">oscar_xfer_init_recv()</text:span></text:p>
            </text:list-item>
          </text:list>
          <text:list text:style-name="L1">
            <text:list-item>
              <text:p text:style-name="P2"><text:span text:style-name="T3">Start timeout for this connection</text:span></text:p>
            </text:list-item>
          </text:list>
          <text:list text:style-name="L1">
            <text:list-item>
              <text:p text:style-name="P2"><text:span text:style-name="T3">Call gaim_proxy_connec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715cm" svg:height="1.853cm" svg:x="14.613cm" svg:y="16.307cm">
          <text:list text:style-name="L1">
            <text:list-item>
              <text:p text:style-name="P1"><text:span text:style-name="T2">oscar_xfer_proxylogin()</text:span></text:p>
            </text:list-item>
          </text:list>
          <text:list text:style-name="L1">
            <text:list-item>
              <text:p text:style-name="P2"><text:span text:style-name="T3">Set file descriptor for the connection</text:span></text:p>
            </text:list-item>
          </text:list>
          <text:list text:style-name="L1">
            <text:list-item>
              <text:p text:style-name="P2"><text:span text:style-name="T3">Send INIT SEND to proxy</text:span></text:p>
            </text:list-item>
          </text:list>
          <text:list text:style-name="L1">
            <text:list-item>
              <text:p text:style-name="P2"><text:span text:style-name="T3">Register oscar_xfer_proxylogin_cb as watch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715cm" svg:height="1.217cm" svg:x="14.613cm" svg:y="18.293cm">
          <text:list text:style-name="L1">
            <text:list-item>
              <text:p text:style-name="P1"><text:span text:style-name="T2">oscar_xfer_proxylogin_cb()</text:span></text:p>
            </text:list-item>
          </text:list>
          <text:list text:style-name="L1">
            <text:list-item>
              <text:p text:style-name="P2"><text:span text:style-name="T3">Read packet via aim_rv_proxy_read, then dispatc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715cm" svg:height="1.217cm" svg:x="14.613cm" svg:y="19.721cm">
          <text:list text:style-name="L1">
            <text:list-item>
              <text:p text:style-name="P1"><text:span text:style-name="T2">oscar_xfer_proxylogin_ack()</text:span></text:p>
            </text:list-item>
          </text:list>
          <text:list text:style-name="L1">
            <text:list-item>
              <text:p text:style-name="P2"><text:span text:style-name="T3">Store the IP and port from this proxy ACK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.08cm" svg:height="1.217cm" svg:x="8.265cm" svg:y="15.048cm">
          <text:list text:style-name="L1">
            <text:list-item>
              <text:p text:style-name="P1"><text:span text:style-name="T2">oscar_xfer_init_recv()</text:span></text:p>
            </text:list-item>
          </text:list>
          <text:list text:style-name="L1">
            <text:list-item>
              <text:p text:style-name="P2"><text:span text:style-name="T3">Start timeout for this connection</text:span></text:p>
            </text:list-item>
          </text:list>
          <text:list text:style-name="L1">
            <text:list-item>
              <text:p text:style-name="P2"><text:span text:style-name="T3">Call gaim_proxy_connec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.08cm" svg:height="1.217cm" svg:x="8.264cm" svg:y="16.49cm">
          <text:list text:style-name="L1">
            <text:list-item>
              <text:p text:style-name="P1"><text:span text:style-name="T2">oscar_sendfile_connected()</text:span></text:p>
            </text:list-item>
          </text:list>
          <text:list text:style-name="L1">
            <text:list-item>
              <text:p text:style-name="P2"><text:span text:style-name="T3">Send ACCEPT on channel 2</text:span></text:p>
            </text:list-item>
          </text:list>
          <text:list text:style-name="L1">
            <text:list-item>
              <text:p text:style-name="P2"><text:span text:style-name="T3">Send OFT head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5.733cm" svg:height="1.217cm" svg:x="1.306cm" svg:y="15.016cm">
          <text:list text:style-name="L1">
            <text:list-item>
              <text:p text:style-name="P1"><text:span text:style-name="T2">oscar_xfer_init_recv()</text:span></text:p>
            </text:list-item>
          </text:list>
          <text:list text:style-name="L1">
            <text:list-item>
              <text:p text:style-name="P2"><text:span text:style-name="T3">Start timeout for this connection</text:span></text:p>
            </text:list-item>
          </text:list>
          <text:list text:style-name="L1">
            <text:list-item>
              <text:p text:style-name="P2"><text:span text:style-name="T3">Call gaim_proxy_connec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733cm" svg:height="1.853cm" svg:x="1.306cm" svg:y="16.494cm">
          <text:list text:style-name="L1">
            <text:list-item>
              <text:p text:style-name="P1"><text:span text:style-name="T2">oscar_xfer_proxylogin()</text:span></text:p>
            </text:list-item>
          </text:list>
          <text:list text:style-name="L1">
            <text:list-item>
              <text:p text:style-name="P2"><text:span text:style-name="T3">Set file descriptor for the connection</text:span></text:p>
            </text:list-item>
          </text:list>
          <text:list text:style-name="L1">
            <text:list-item>
              <text:p text:style-name="P2"><text:span text:style-name="T3">Send INIT SEND to proxy</text:span></text:p>
            </text:list-item>
          </text:list>
          <text:list text:style-name="L1">
            <text:list-item>
              <text:p text:style-name="P2"><text:span text:style-name="T3">Register oscar_xfer_proxylogin_cb as watch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733cm" svg:height="1.217cm" svg:x="1.278cm" svg:y="18.504cm">
          <text:list text:style-name="L1">
            <text:list-item>
              <text:p text:style-name="P1"><text:span text:style-name="T2">oscar_xfer_proxylogin_cb()</text:span></text:p>
            </text:list-item>
          </text:list>
          <text:list text:style-name="L1">
            <text:list-item>
              <text:p text:style-name="P2"><text:span text:style-name="T3">Read packet via aim_rv_proxy_read, then dispatc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733cm" svg:height="1.217cm" svg:x="1.278cm" svg:y="19.986cm">
          <text:list text:style-name="L1">
            <text:list-item>
              <text:p text:style-name="P1"><text:span text:style-name="T2">oscar_xfer_proxylogin_ready()</text:span></text:p>
            </text:list-item>
          </text:list>
          <text:list text:style-name="L1">
            <text:list-item>
              <text:p text:style-name="P2"><text:span text:style-name="T3">Read packet via aim_rv_proxy_read, then dispatc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9.533cm" svg:y1="4.111cm" svg:x2="8.228cm" svg:y2="4.985cm">
          <text:p text:style-name="P10"/>
        </draw:line>
        <draw:line draw:style-name="gr25" draw:text-style-name="P9" draw:layer="layout" svg:x1="12.073cm" svg:y1="4.111cm" svg:x2="13.255cm" svg:y2="4.913cm">
          <text:p text:style-name="P10"/>
        </draw:line>
        <draw:frame draw:style-name="gr26" draw:text-style-name="P11" draw:layer="layout" svg:width="3.246cm" svg:height="0.635cm" svg:x="5.353cm" svg:y="4.111cm">
          <draw:text-box>
            <text:p text:style-name="P10"><text:span text:style-name="T7">If using stage 1 proxy</text:span></text:p>
          </draw:text-box>
        </draw:frame>
        <draw:frame draw:style-name="gr27" draw:text-style-name="P11" draw:layer="layout" svg:width="1.103cm" svg:height="0.569cm" svg:x="13.158cm" svg:y="4.138cm">
          <draw:text-box>
            <text:p text:style-name="P10"><text:span text:style-name="T7">Else</text:span></text:p>
          </draw:text-box>
        </draw:frame>
        <draw:line draw:style-name="gr25" draw:text-style-name="P9" draw:layer="layout" svg:x1="7.791cm" svg:y1="10.224cm" svg:x2="8.263cm" svg:y2="10.609cm">
          <text:p text:style-name="P10"/>
        </draw:line>
        <draw:line draw:style-name="gr25" draw:text-style-name="P9" draw:layer="layout" svg:x1="13.924cm" svg:y1="6.093cm" svg:x2="12.462cm" svg:y2="10.594cm">
          <text:p text:style-name="P10"/>
        </draw:line>
        <draw:line draw:style-name="gr28" draw:text-style-name="P9" draw:layer="layout" svg:x1="3.818cm" svg:y1="3.476cm" svg:x2="7.628cm" svg:y2="3.476cm">
          <text:p text:style-name="P10"/>
        </draw:line>
        <draw:frame draw:style-name="gr29" draw:text-style-name="P10" draw:layer="layout" svg:width="2.276cm" svg:height="0.963cm" svg:x="1.516cm" svg:y="2.973cm">
          <draw:text-box>
            <text:p text:style-name="P10">Start</text:p>
          </draw:text-box>
        </draw:frame>
        <draw:line draw:style-name="gr30" draw:text-style-name="P9" draw:layer="layout" svg:x1="7.654cm" svg:y1="11.017cm" svg:x2="5.749cm" svg:y2="12.922cm">
          <text:p text:style-name="P10"/>
        </draw:line>
        <draw:line draw:style-name="gr30" draw:text-style-name="P9" draw:layer="layout" svg:x1="14.004cm" svg:y1="11.017cm" svg:x2="16.544cm" svg:y2="12.922cm">
          <text:p text:style-name="P10"/>
        </draw:line>
        <draw:line draw:style-name="gr30" draw:text-style-name="P9" draw:layer="layout" svg:x1="14.004cm" svg:y1="11.652cm" svg:x2="13.981cm" svg:y2="19.466cm">
          <text:p text:style-name="P10"/>
        </draw:line>
        <draw:line draw:style-name="gr30" draw:text-style-name="P9" draw:layer="layout" svg:x1="7.654cm" svg:y1="11.652cm" svg:x2="7.62cm" svg:y2="17.822cm">
          <text:p text:style-name="P10"/>
        </draw:line>
        <draw:custom-shape draw:style-name="gr31" draw:text-style-name="P3" draw:layer="layout" svg:width="5.08cm" svg:height="1.217cm" svg:x="7.628cm" svg:y="18.021cm">
          <text:list text:style-name="L1">
            <text:list-item>
              <text:p text:style-name="P1"><text:span text:style-name="T2">oscar_xfer_proxylogin_ok()</text:span></text:p>
            </text:list-item>
          </text:list>
          <text:list text:style-name="L1">
            <text:list-item>
              <text:p text:style-name="P2"><text:span text:style-name="T3">Remove oscar_xfer_proylogin_cb as watch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3.194cm" svg:height="0.635cm" svg:x="3.448cm" svg:y="11.334cm">
          <draw:text-box>
            <text:p text:style-name="P10"><text:span text:style-name="T7">If using stage 2 proxy</text:span></text:p>
          </draw:text-box>
        </draw:frame>
        <draw:frame draw:style-name="gr26" draw:text-style-name="P11" draw:layer="layout" svg:width="3.81cm" svg:height="0.635cm" svg:x="15.327cm" svg:y="11.574cm">
          <draw:text-box>
            <text:p text:style-name="P10"><text:span text:style-name="T7">If using stage 3 proxy</text:span></text:p>
          </draw:text-box>
        </draw:frame>
        <draw:frame draw:style-name="gr26" draw:text-style-name="P11" draw:layer="layout" svg:width="3.81cm" svg:height="0.635cm" draw:transform="rotate (-1.57079632679579) translate (8.183cm 11.864cm)">
          <draw:text-box>
            <text:p text:style-name="P10"><text:span text:style-name="T7">If using stage 1 proxy</text:span></text:p>
          </draw:text-box>
        </draw:frame>
        <draw:frame draw:style-name="gr26" draw:text-style-name="P11" draw:layer="layout" svg:width="1.905cm" svg:height="0.635cm" draw:transform="rotate (-1.57079632679579) translate (14.083cm 11.857cm)">
          <draw:text-box>
            <text:p text:style-name="P10"><text:span text:style-name="T7">If Direct</text:span></text:p>
          </draw:text-box>
        </draw:frame>
        <draw:frame draw:style-name="gr26" draw:text-style-name="P11" draw:layer="layout" svg:width="2.499cm" svg:height="0.635cm" svg:x="8.713cm" svg:y="11.833cm">
          <draw:text-box>
            <text:p text:style-name="P10"><text:span text:style-name="T7">If redirected</text:span></text:p>
          </draw:text-box>
        </draw:frame>
        <draw:line draw:style-name="gr30" draw:text-style-name="P9" draw:layer="layout" svg:x1="10.829cm" svg:y1="11.811cm" svg:x2="10.829cm" svg:y2="12.678cm">
          <text:p text:style-name="P10"/>
        </draw:line>
        <draw:line draw:style-name="gr30" draw:text-style-name="P9" draw:layer="layout" svg:x1="13.343cm" svg:y1="17.012cm" svg:x2="13.34cm" svg:y2="19.488cm">
          <text:p text:style-name="P10"/>
        </draw:line>
        <draw:custom-shape draw:style-name="gr32" draw:text-style-name="P3" draw:layer="layout" svg:width="6.35cm" svg:height="1.535cm" svg:x="7.683cm" svg:y="24.219cm">
          <text:list text:style-name="L1">
            <text:list-item>
              <text:p text:style-name="P1"><text:span text:style-name="T2">oscar_sendfile_done()</text:span></text:p>
            </text:list-item>
          </text:list>
          <text:list text:style-name="L1">
            <text:list-item>
              <text:p text:style-name="P2"><text:span text:style-name="T3">Find xfer using cookie from the OFT header we just received</text:span></text:p>
            </text:list-item>
          </text:list>
          <text:list text:style-name="L1">
            <text:list-item>
              <text:p text:style-name="P2"><text:span text:style-name="T3">Call gaim_xfer_end to signal transfer ov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4.922cm" svg:y1="21.203cm" svg:x2="7.577cm" svg:y2="21.537cm">
          <text:p text:style-name="P10"/>
        </draw:line>
        <draw:line draw:style-name="gr30" draw:text-style-name="P9" draw:layer="layout" svg:x1="17.463cm" svg:y1="20.938cm" svg:x2="14.087cm" svg:y2="21.409cm">
          <text:p text:style-name="P10"/>
        </draw:line>
        <draw:custom-shape draw:style-name="gr33" draw:text-style-name="P3" draw:layer="layout" svg:width="6.35cm" svg:height="1.217cm" svg:x="7.662cm" svg:y="25.897cm">
          <text:list text:style-name="L1">
            <text:list-item>
              <text:p text:style-name="P1"><text:span text:style-name="T2">oscar_xfer_end()</text:span></text:p>
            </text:list-item>
          </text:list>
          <text:list text:style-name="L1">
            <text:list-item>
              <text:p text:style-name="P2"><text:span text:style-name="T3">Kill connection</text:span></text:p>
            </text:list-item>
          </text:list>
          <text:list text:style-name="L1">
            <text:list-item>
              <text:p text:style-name="P2"><text:span text:style-name="T3">Remove transfer from internal lis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5.195cm" svg:height="5.315cm" svg:x="15.198cm" svg:y="6.227cm">
          <text:p text:style-name="P1"><text:span text:style-name="T2">oscar_xfer_ip_timeout()</text:span></text:p>
          <text:p text:style-name="P7"><text:span text:style-name="T3">This function is called whenever</text:span></text:p>
          <text:p text:style-name="P7"><text:span text:style-name="T3">a timer started in</text:span></text:p>
          <text:p text:style-name="P7"><text:span text:style-name="T3">oscar_xfer_init_recv() expires.</text:span></text:p>
          <text:p text:style-name="P7"><text:span text:style-name="T3">It cycles through possible IP</text:span></text:p>
          <text:p text:style-name="P7"><text:span text:style-name="T3">addresses as well as connection</text:span></text:p>
          <text:p text:style-name="P7"><text:span text:style-name="T3">methods such as redirection and</text:span></text:p>
          <text:p text:style-name="P7"><text:span text:style-name="T3">routing the transfer through</text:span></text:p>
          <text:p text:style-name="P7"><text:span text:style-name="T3">a proxy until either a connection</text:span></text:p>
          <text:p text:style-name="P7"><text:span text:style-name="T3">succeeds or all connection</text:span></text:p>
          <text:p text:style-name="P7"><text:span text:style-name="T3">methods fail and the transfer</text:span></text:p>
          <text:p text:style-name="P4"><text:span text:style-name="T3">is declared a failure. This function</text:span></text:p>
          <text:p text:style-name="P4"><text:span text:style-name="T3">is the main factor controlling the</text:span></text:p>
          <text:p text:style-name="P4"><text:span text:style-name="T3">code paths shown he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01cm" fo:margin-bottom="0.529cm" fo:margin-left="0.643cm" fo:margin-right="0.65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Win32 OpenOffice.org_project/680m122$Build-8941</meta:generator>
    <meta:creation-date>2005-08-12T20:58:20</meta:creation-date>
    <dc:date>2005-08-19T15:42:37</dc:date>
    <meta:print-date>2005-08-19T13:54:13</meta:print-date>
    <dc:language>en-US</dc:language>
    <meta:editing-cycles>17</meta:editing-cycles>
    <meta:editing-duration>PT12H37M18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